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6BF700004795ECA65D8B.svm"/>
  <manifest:file-entry manifest:media-type="" manifest:full-path="Pictures/20000008000030AD000026AF9776A2ED.svm"/>
  <manifest:file-entry manifest:media-type="" manifest:full-path="Pictures/2000000800003489000026AFCC0F8B5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weight="bold"/>
    </style:style>
    <style:style style:name="P2" style:family="paragraph" style:parent-style-name="Text_20_body">
      <style:paragraph-properties fo:margin-top="0in" fo:margin-bottom="0.1665in"/>
    </style:style>
    <style:style style:name="T1"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ircular Pattern</text:p>
      <text:p text:style-name="P2"/>
      <text:p text:style-name="Text_20_body"><text:tab/>This command allows the user to generate shapes along a line, at a specified angle. The main purpose of this command is to generate shapes that can be used to draw stairs. Due to the user-friendly parameters, the user can also choose a 0 height. This way, the circular pattern command can be used in 2D. </text:p>
      <text:p text:style-name="Text_20_body"><text:tab/>Circular pattern works like this:</text:p>
      <text:p text:style-name="Text_20_body"><text:tab/><text:tab/>The user selects a shape</text:p>
      <text:p text:style-name="Text_20_body"><text:tab/><text:tab/>The user selects an axis</text:p>
      <text:p text:style-name="Text_20_body"><text:tab/><text:tab/>A dialogue box appears</text:p>
      <text:p text:style-name="Text_20_body"><text:tab/>The shape to pattern can be any kind of shape. The axis must be a line (for example a normal line, a part of a polyline, etc). The dialogue box has a combo box that allows the user to choose the desired parameters in order to execute circular pattern. For now, there are 4 choices. Every choice will activate the required text boxes. </text:p>
      <text:p text:style-name="Text_20_body"><text:tab/>After starting the circular pattern command, some default values will automatically be added. The only noticeable value is the length of the circular pattern. The default value for the length is equal to the axis length. </text:p>
      <text:p text:style-name="Text_20_body"><text:tab/>Notice that the direction of the circular pattern is given by the way the axis was generated. This way, the shapes might not be generated on the desired direction. To reverse the direction, the user can check the “Reverse direction” check box. </text:p>
      <text:p text:style-name="Text_20_body"><text:tab/>One more thing to notice is that only 3 of the parameters can be used to fully describe a pattern command. This means that the 4<text:span text:style-name="T1">th</text:span> parameter is automatically calculated. Changing the way the circular pattern is made will not alter any of the parameters. </text:p>
      <text:p text:style-name="Text_20_body"><text:tab/>The circular pattern command generates more shapes that can be individually deleted or modified. </text:p>
      <text:p text:style-name="Text_20_body"><text:tab/>There is one trick that is worth mentioning: if the total height is 2 and the user wants to generate shapes at a distance of 1.2, the circular pattern should generate 2 shapes (one at a height of 0 and the second at a height of 1.2); but the user might want to use the entire height; this mean that one more shape should be generated. If the user doesn’t want to keep the last shape, he can delete it at any time. The problem would have occurred if this last shape didn’t appear and the user had expected it to appear. This way, the user can keep this last shape, or simply delete it from the tree view or drawing area.</text:p>
      <text:p text:style-name="Text_20_body"><text:tab/>If you need any more parameters for the circular pattern, don’t hesitate to write on foru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he images below show 3 circular patterns, two made in 2D (height in-between of 0 and height of 0) and the second one in 3D.</text:p>
      <text:p text:style-name="Standard"><draw:frame draw:style-name="fr1" draw:name="Grafik2" text:anchor-type="paragraph" svg:x="3.078in" svg:y="0in" svg:width="3.4945in" svg:height="2.5728in" draw:z-index="1"><draw:image xlink:href="Pictures/2000000800003489000026AFCC0F8B5C.svm" xlink:type="simple" xlink:show="embed" xlink:actuate="onLoad"/></draw:frame><draw:frame draw:style-name="fr1" draw:name="Grafik1" text:anchor-type="paragraph" svg:x="0.0283in" svg:y="0in" svg:width="2.9882in" svg:height="2.5937in" draw:z-index="0"><draw:image xlink:href="Pictures/20000008000030AD000026AF9776A2ED.svm" xlink:type="simple" xlink:show="embed" xlink:actuate="onLoad"/></draw:frame></text:p>
      <text:p text:style-name="Standard"/>
      <text:p text:style-name="Standard"><draw:frame draw:style-name="fr2" draw:name="Grafik3" text:anchor-type="paragraph" svg:width="6.6925in" svg:height="4.4366in" draw:z-index="2"><draw:image xlink:href="Pictures/2000000800006BF700004795ECA65D8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3M03S</meta:editing-duration>
    <meta:editing-cycles>3</meta:editing-cycles>
    <meta:generator>OpenOffice.org/3.2$Win32 OpenOffice.org_project/320m18$Build-9502</meta:generator>
    <dc:date>2011-01-21T12:43:32.22</dc:date>
    <meta:document-statistic meta:table-count="0" meta:image-count="3" meta:object-count="0" meta:page-count="2" meta:paragraph-count="14" meta:word-count="441" meta:character-count="2424"/>
    <meta:user-defined meta:name="Info 1"/>
    <meta:user-defined meta:name="Info 2"/>
    <meta:user-defined meta:name="Info 3"/>
    <meta:user-defined meta:name="Info 4"/>
  </office:meta>
</office:document-meta>
</file>